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1.579cm" fo:break-before="auto" style:use-optimal-row-height="true"/>
    </style:style>
    <style:style style:name="ro5" style:family="table-row">
      <style:table-row-properties style:row-height="2.342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1.868cm" fo:break-before="auto" style:use-optimal-row-height="true"/>
    </style:style>
    <style:style style:name="ro8" style:family="table-row">
      <style:table-row-properties style:row-height="4.796cm" fo:break-before="auto" style:use-optimal-row-height="true"/>
    </style:style>
    <style:style style:name="ro9" style:family="table-row">
      <style:table-row-properties style:row-height="2.427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473cm" fo:break-before="auto" style:use-optimal-row-height="true"/>
    </style:style>
    <style:style style:name="ro1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ext-properties fo:font-size="15pt" style:font-size-asian="15pt" style:font-size-complex="15pt"/>
    </style:style>
    <style:style style:name="T1" style:family="text">
      <style:text-properties style:font-name="Tahoma" style:font-name-asian="Tahoma" style:font-name-complex="Tahoma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07T11:35:42.24">
            <text:p>1107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어제는 일이 했다. 대나무 피리를 불고 난 후, 짧은 잠을 취했다. 일어났을 때 칠시 사십오 분이었다. 그러면, 공원으로 먹이주기. (2) 고체를 준 후 크로가 지상에 내려왔다. &lt;2&gt; 마사지를 했었으면, 미케도 왔다. &lt;3&gt; 잠시 평평자리 근처에서 모두 앉아고 있었다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a sobota, szósty listopada, pierwszy tydzień, jedenasty miesiąc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ćwiczenie podstawowe, tzn., dźwięki `o-tu`-u i `kan`-u. (2) a także, `dai-kan`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白天工作。就斯托克斯定理，常时思考。（2）该定理的特点，对我来说，看起来，从曲面积分改变到曲线积分。（3）做这样，你可以节省工作量，而且甚至，可以做这些以前不可以的工作了。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зараба'тывайте[earn-money на фо'рексе. (2) Вместо, сосредото'читься[focus на математике. (3) Разве не было бы более воодушевля'ющим[inspiring для других? ,</text:p>
          </table:table-cell>
          <table:covered-table-cell table:number-columns-repeated="2" table:style-name="ce11"/>
          <table:table-cell table:style-name="ce12" office:value-type="string">
            <text:p><text:span text:style-name="T1">upto : </text:span></text:p>
            <text:p><text:a xlink:href="http://benfranklin.chips.jp/cake_apps/Cake_IFM11/images/index_2/page:11?filter_memo=tome&amp;sort=file_name&amp;direction=desc&amp;RBs_AND_OR_Memo=AND">http://benfranklin.chips.jp/cake_apps/Cake_IFM11/images/index_2/page:11?filter_memo=tome&amp;sort=file_name&amp;direction=desc&amp;RBs_AND_OR_Memo=AND</text:a></text:p>
            <text:p><text:a xlink:href="http://benfranklin.chips.jp/cake_apps/Cake_IFM11/images/view/46741">http://benfranklin.chips.jp/cake_apps/Cake_IFM11/images/view/46741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08T09:16:10.39">
            <text:p>1108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먼저 크로만. (1) 미케는 크로가 나머지있던 <text:s/>봉지 절반분의 페이스트를 먹기시작한 무렵 돌출 근처의 울타리 안에서 나왔다. (2) 조금 헤매었지만, 봉지 한 개 전부 주었다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7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 niedziele, siódmy listopada, ostatni dzień tygodnia, pierwszy tydzień, jedenasty miesiąc. / pogoda, ładna. nie zimno. chmury na niebie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8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kompozycja. nowe styl trylu. stukanie[tapping palcem, dwukrotnie, zamiast[instead-of jednego razy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9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又一次，学习一条方程。被称为`欧拉－拉格朗日方程`。（2）过程是，从设立一块泛函的阶段，到导出该方程。（3）下次呢，希望学习，再一次，用该方程如何导出所谓`最速降线`。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10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иссле'дования в о'бласти те&lt;e&gt;оло'гии. и, его разьясне'ние[elucidation;解明.</text:p>
          </table:table-cell>
          <table:covered-table-cell table:number-columns-repeated="2" table:style-name="ce11"/>
          <table:table-cell table:style-name="ce12" office:value-type="string">
            <text:p><text:span text:style-name="T1">upto : </text:span></text:p>
            <text:p><text:a xlink:href="http://benfranklin.chips.jp/cake_apps/Cake_IFM11/images/index_2/page:11?filter_memo=tome&amp;sort=file_name&amp;direction=desc&amp;RBs_AND_OR_Memo=AND">http://benfranklin.chips.jp/cake_apps/Cake_IFM11/images/index_2/page:11?filter_memo=tome&amp;sort=file_name&amp;direction=desc&amp;RBs_AND_OR_Memo=AND</text:a></text:p>
            <text:p><text:a xlink:href="http://benfranklin.chips.jp/cake_apps/Cake_IFM11/images/view/46741">http://benfranklin.chips.jp/cake_apps/Cake_IFM11/images/view/46741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number-columns-repeated="2"/>
          <table:table-cell table:style-name="ce6" office:value-type="date" office:date-value="2021-11-09T09:14:52.4">
            <text:p>1109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지상에. 계단 바로 북 쪽에서. (2) 미케는 다만 옹벽에서 울리고있다. (3) 비가 바로 이어 내려왔다. 아직 페이스트를 그들이 먹고 있을 때. (4) 그들은 아직 페이스트를 먹고 있었지만, 서둘러 고체를 추가로 두고, 돌아갔다. &lt;2&gt; 공원을 나갈 땐 비가 이미 주룩주룩 내리고 있었다.</text:p>
            <text:p>https://ameblo.jp/jktkorea/entry-12417875482.html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 poniedziałek, ósmy listopada, drugi tydzień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number-columns-repeated="2"/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kompozycja. dwie melodie. (2) pierwsza, to smutno[sad brzmiąca[sounding melodia. (3) druga, to wspaniało[great i jasno[bright brzmiąca.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number-columns-repeated="2"/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导出所谓`最速降线`。使用`欧拉－拉格朗日方程`。（2）让人赞叹[tan4的计算过程操作。</text:p>
          </table:table-cell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number-columns-repeated="2"/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это человек не мог получить[get любви от ма'тери, и возможно, тоже от о'&lt;a&gt;тца. (2) тре'тий лу'чший спо'соб, это, вы сами станете[become свое'й роди'тельской[of-parent фигу'рой.</text:p>
          </table:table-cell>
          <table:covered-table-cell table:number-columns-repeated="2" table:style-name="ce11"/>
          <table:table-cell table:style-name="ce12" office:value-type="string">
            <text:p><text:span text:style-name="T1">upto : </text:span></text:p>
            <text:p><text:a xlink:href="http://benfranklin.chips.jp/cake_apps/Cake_IFM11/images/index_2/page:12?filter_memo=tome&amp;sort=file_name&amp;direction=desc&amp;RBs_AND_OR_Memo=AND">http://benfranklin.chips.jp/cake_apps/Cake_IFM11/images/index_2/page:12?filter_memo=tome&amp;sort=file_name&amp;direction=desc&amp;RBs_AND_OR_Memo=AND</text:a></text:p>
            <text:p><text:a xlink:href="http://benfranklin.chips.jp/cake_apps/Cake_IFM11/images/view/46020">http://benfranklin.chips.jp/cake_apps/Cake_IFM11/images/view/46020</text:a>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number-columns-repeated="2"/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2" table:number-rows-spanned="1">
            <text:p>كان يوم الاثنين، الثامن من تشرين الثاني، الأسبوع الثاني، الشهر الحادي عشر.</text:p>
          </table:table-cell>
          <table:covered-table-cell table:style-name="ce11"/>
          <table:table-cell table:style-name="ce11" office:value-type="string">
            <text:p>tishriyna-thaaniy[november</text:p>
          </table:table-cell>
          <table:table-cell table:style-name="ce12" office:value-type="string">
            <text:p>it was monday, the eight of november, the second week, eleventh month</text:p>
          </table:table-cell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2" table:number-rows-spanned="1">
            <text:p>دوشنبه، هشتم ماه نوامبر، هفته دوم، ماه يزدهم بود.</text:p>
          </table:table-cell>
          <table:covered-table-cell table:style-name="ce11"/>
          <table:table-cell table:style-name="ce11" office:value-type="string">
            <text:p>novambr</text:p>
          </table:table-cell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9T09:59:56.7">
            <text:p>1109 <text:s/>959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9T09:59:56.7">
            <text:p>1109 <text:s/>959</text:p>
          </table:table-cell>
          <table:table-cell table:style-name="ce7" table:formula="of:=NOW()" office:value-type="date" office:date-value="2021-11-09T10:00:00.07">
            <text:p>1109 <text:s/>1000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9T10:00:00.07">
            <text:p>1109 <text:s/>1000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5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5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5"/>
          <table:table-cell table:number-columns-repeated="1011"/>
        </table:table-row>
        <table:table-row table:style-name="ro12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5"/>
          <table:table-cell table:number-columns-repeated="1011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9">2021/11/09</text:date>, <text:time>09:59:5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1-09T09:59:59.51</dc:date>
    <dc:creator>iwabuchi ken</dc:creator>
    <meta:editing-duration>P9DT3H55M58S</meta:editing-duration>
    <meta:editing-cycles>1356</meta:editing-cycles>
    <meta:generator>OpenOffice/4.1.3$Win32 OpenOffice.org_project/413m1$Build-9783</meta:generator>
    <meta:document-statistic meta:table-count="1" meta:cell-count="105" meta:object-count="0"/>
  </office:meta>
</office:document-meta>
</file>